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3333" style:font-name="Arial" fo:font-size="13pt" style:text-underline-style="solid" style:text-underline-width="auto" style:text-underline-color="font-color" fo:font-weight="bold" officeooo:rsid="001c2725" officeooo:paragraph-rsid="001c272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ff3333" style:font-name="Arial" fo:font-size="13pt" fo:font-style="italic" style:text-underline-style="solid" style:text-underline-width="auto" style:text-underline-color="font-color" fo:font-weight="bold" officeooo:rsid="001c2725" officeooo:paragraph-rsid="001c2725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bold" officeooo:rsid="001c2725" officeooo:paragraph-rsid="001c2725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bold" officeooo:rsid="001c2725" officeooo:paragraph-rsid="001c2725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officeooo:rsid="001b60fa" officeooo:paragraph-rsid="001b60fa"/>
    </style:style>
    <style:style style:name="P7" style:family="paragraph" style:parent-style-name="Standard">
      <style:paragraph-properties fo:text-align="end" style:justify-single-word="false"/>
      <style:text-properties style:font-name="Arial" officeooo:rsid="001b60fa" officeooo:paragraph-rsid="001b60fa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5454ff" fo:font-weight="bold" fo:background-color="#ffffff" loext:char-shading-value="0"/>
    </style:style>
    <style:style style:name="T3" style:family="text">
      <style:text-properties fo:color="#18b218" fo:background-color="#ffffff" loext:char-shading-value="0"/>
    </style:style>
    <style:style style:name="T4" style:family="text">
      <style:text-properties fo:color="#18b2b2" fo:background-color="#ffffff" loext:char-shading-value="0"/>
    </style:style>
    <style:style style:name="T5" style:family="text">
      <style:text-properties fo:color="#ffff54" fo:font-weight="bold" fo:background-color="#b21818" loext:char-shading-value="0"/>
    </style:style>
    <style:style style:name="T6" style:family="text">
      <style:text-properties fo:color="#ff3333" fo:font-size="13pt" style:text-underline-style="solid" style:text-underline-width="auto" style:text-underline-color="font-color" fo:font-weight="bold" officeooo:rsid="001c2725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73889@isys117:~&gt; pwd </text:span><text:line-break/>/u_nfs4/iw15/s73889 <text:line-break/>s73889@isys117:~&gt; cd <text:line-break/>s73889@isys117:~&gt; ls <text:line-break/><text:span text:style-name="T2">111_Dokumente</text:span><text:span text:style-name="T1">  aufgabe10_5    aufgabe6_1  </text:span><text:span text:style-name="T3">ausg</text:span><text:span text:style-name="T1">       cpauftraege  delete    </text:span><text:span text:style-name="T2">Downloads</text:span><text:span text:style-name="T1">  kunde      </text:span><text:span text:style-name="T2">Musik</text:span><text:span text:style-name="T1">                  proz12_1  pruf          test    </text:span><text:span text:style-name="T2">verz</text:span><text:span text:style-name="T1"> </text:span><text:line-break/>abc            aufgabe10_6    aufgabe6_2  bedien     cpkunden     delete1   hobby      kun.de     n                      proz2     pruf.save     testt   <text:span text:style-name="T2">Videos</text:span><text:span text:style-name="T1"> </text:span><text:line-break/><text:span text:style-name="T3">a.out</text:span><text:span text:style-name="T1">          aufgabe12      aufgabe7_2  </text:span><text:span text:style-name="T2">Bilder</text:span><text:span text:style-name="T1">     datei2       </text:span><text:span text:style-name="T3">dir</text:span><text:span text:style-name="T1">       hunix.f    kunde.r    Notizen_Praktikum.odt  proz6     </text:span><text:span text:style-name="T2">Schreibtisch</text:span><text:span text:style-name="T1">  text3   </text:span><text:span text:style-name="T2">Vorlagen</text:span><text:span text:style-name="T1"> </text:span><text:line-break/>aufgabe10_2    aufgabe12_6    aufgabe8_1  <text:span text:style-name="T2">cd</text:span><text:span text:style-name="T1">         del          dir1      iteration  lnkunst.c  </text:span><text:span text:style-name="T2">Öffentlich</text:span><text:span text:style-name="T1">             </text:span><text:span text:style-name="T3">proz8_2</text:span><text:span text:style-name="T1">   subst         unix.f  wc </text:span><text:line-break/>aufgabe10_3    aufgabe12_6_1  aufgabe8_2  cpartikel  del1         dir1.txt  <text:span text:style-name="T2">kopie</text:span><text:span text:style-name="T1">      ~.muell    personal               prozlog   substitute    </text:span><text:span text:style-name="T2">uprakt</text:span><text:span text:style-name="T1"> </text:span><text:line-break/>s73889@isys117:~&gt; mkdir PII <text:line-break/>s73889@isys117:~&gt; cd PII <text:line-break/>s73889@isys117:~/PII&gt; ls <text:line-break/>s73889@isys117:~/PII&gt; mkdir ANT  <text:line-break/>s73889@isys117:~/PII&gt; cd ANT <text:line-break/>s73889@isys117:~/PII/ANT&gt; mkdir src <text:line-break/>s73889@isys117:~/PII/ANT&gt; cd src <text:line-break/>s73889@isys117:~/PII/ANT/src&gt; cd / <text:line-break/>s73889@isys117:/&gt; cd glb/studi <text:line-break/>s73889@isys117:/glb/studi&gt; ls <text:line-break/>artikel        <text:span text:style-name="T3">ausg</text:span><text:span text:style-name="T1">    hkunst.c  hunix.c  </text:span><text:span text:style-name="T4">k</text:span><text:span text:style-name="T1">       kunden       kunst.f    </text:span><text:span text:style-name="T2">mail_bs</text:span><text:span text:style-name="T1">   </text:span><text:span text:style-name="T2">mail_pgp</text:span><text:span text:style-name="T1">  </text:span><text:span text:style-name="T2">prakt_bs2</text:span><text:span text:style-name="T1">  </text:span><text:span text:style-name="T3">saetze</text:span><text:span text:style-name="T1">  </text:span><text:span text:style-name="T3">te1</text:span><text:span text:style-name="T1">     up1.c  uprakt  xinitrc </text:span><text:line-break/>auftraege      bedien  hkunst.f  hunix.f  korr-c  kunden.orig  <text:span text:style-name="T3">lprog</text:span><text:span text:style-name="T1">      </text:span><text:span text:style-name="T2">mail_k98</text:span><text:span text:style-name="T1">  </text:span><text:span text:style-name="T3">parmueb</text:span><text:span text:style-name="T1">   </text:span><text:span text:style-name="T3">prg.b5</text:span><text:span text:style-name="T1">     </text:span><text:span text:style-name="T2">short</text:span><text:span text:style-name="T1">   unix.c  up1.f  </text:span><text:span text:style-name="T2">uv</text:span><text:span text:style-name="T1"> </text:span><text:line-break/>auftraege.old  bla1    hp.f      <text:span text:style-name="T5">i</text:span><text:span text:style-name="T1">        korr-f  kunst.c      </text:span><text:span text:style-name="T2">mail_ai98</text:span><text:span text:style-name="T1">  </text:span><text:span text:style-name="T2">mail_k99</text:span><text:span text:style-name="T1">  </text:span><text:span text:style-name="T2">prakt</text:span><text:span text:style-name="T1">     </text:span><text:span text:style-name="T3">prog.b5</text:span><text:span text:style-name="T1">    stadt   unix.f  up2.f  </text:span><text:span text:style-name="T5">w</text:span><text:span text:style-name="T1"> </text:span><text:line-break/>s73889@isys117:/glb/studi&gt; cd ~ <text:line-break/>s73889@isys117:~&gt; cd PII/ANT/src <text:line-break/>s73889@isys117:~/PII/ANT/src&gt; cp /glb/studi/kunst.c kunst.c  <text:line-break/>s73889@isys117:~/PII/ANT/src&gt; ls <text:line-break/>kunst.c <text:line-break/>s73889@isys117:~/PII/ANT/src&gt; cp /glb/studi/unix.c unix.c            <text:line-break/>s73889@isys117:~/PII/ANT/src&gt; ls <text:line-break/>kunst.c  unix.c <text:line-break/>s73889@isys117:~/PII/ANT/src&gt; cat unix.c <text:line-break/>#include &lt;stdio.h&gt; <text:line-break/>void kunst(); <text:line-break/>main() <text:line-break/>  { <text:line-break/>     printf( "\nUNIX");                                                                   <text:line-break/>     kunst();              <text:line-break/>  } <text:line-break/>s73889@isys117:~/PII/ANT/src&gt; cat kunst.c <text:line-break/>#include &lt;stdio.h&gt;                                                                                             <text:line-break/>void kunst()                           <text:line-break/>  {                                    <text:line-break/>   printf( "-Kunst\n");                 <text:line-break/>   printf( "**********\n\n");                        <text:line-break/><text:soft-page-break/>  } <text:line-break/>s73889@isys117:~/PII/ANT/src&gt; cc unix.c kunst.c <text:line-break/>s73889@isys117:~/PII/ANT/src&gt; ls <text:line-break/><text:span text:style-name="T3">a.out</text:span><text:span text:style-name="T1">  kunst.c  unix.c                 </text:span><text:line-break/>s73889@isys117:~/PII/ANT/src&gt; ./a.out <text:line-break/>UNIX-Kunst <text:line-break/>********** <text:line-break/>s73889@isys117:~/PII/ANT/src&gt; ls <text:line-break/><text:span text:style-name="T3">a.out</text:span><text:span text:style-name="T1">  kunst.c  unix.c      </text:span><text:line-break/>s73889@isys117:~/PII/ANT/src&gt; rm a.out <text:line-break/>s73889@isys117:~/PII/ANT/src&gt; ls <text:line-break/>kunst.c  unix.c <text:line-break/>s73889@isys117:~/PII/ANT/src&gt; nano Unix.java <text:line-break/>s73889@isys117:~/PII/ANT/src&gt; ls <text:line-break/>kunst.c  unix.c <text:line-break/>s73889@isys117:~/PII/ANT/src&gt; nano Unix.java <text:line-break/>s73889@isys117:~/PII/ANT/src&gt; ls <text:line-break/>kunst.c  unix.c  Unix.java         <text:line-break/>s73889@isys117:~/PII/ANT/src&gt; nano Unix.java <text:line-break/>s73889@isys117:~/PII/ANT/src&gt; vi Unix.java <text:line-break/>s73889@isys117:~/PII/ANT/src&gt; nano Unix.java <text:line-break/>s73889@isys117:~/PII/ANT/src&gt; nano Kunst.java <text:line-break/>s73889@isys117:~/PII/ANT/src&gt; ls <text:line-break/>kunst.c  Kunst.java  unix.c  Unix.java <text:line-break/>s73889@isys117:~/PII/ANT/src&gt; nano Kunst.java   <text:line-break/>s73889@isys117:~/PII/ANT/src&gt; javac Unix.java  <text:line-break/>s73889@isys117:~/PII/ANT/src&gt; ls <text:line-break/>kunst.c  Kunst.class  Kunst.java  unix.c  Unix.class  Unix.java <text:line-break/>s73889@isys117:~/PII/ANT/src&gt; nano Kunst.java  <text:line-break/>s73889@isys117:~/PII/ANT/src&gt; java Unix <text:line-break/><text:line-break/>UNIXXXXXX-Kunst <text:line-break/>********** <text:line-break/>s73889@isys117:~/PII/ANT/src&gt; </text:p>
      <text:p text:style-name="P6">Unix.java<text:line-break/>public class Unix { <text:line-break/>   public static void main(String [] args) { <text:line-break/>         Kunst o = new Kunst(); <text:line-break/>    System.out.print("\nUNIXXXXXX"); <text:line-break/>    o.kunst(); <text:line-break/>  } <text:line-break/>} <text:line-break/><text:line-break/><text:line-break/>Kunst.java</text:p>
      <text:p text:style-name="P6"/>
      <text:p text:style-name="P7"><text:line-break/><text:line-break/>import java.io.*; <text:line-break/><text:line-break/>public class Kunst { <text:line-break/>public void kunst() { <text:line-break/><text:soft-page-break/>System.out.print("-Kunst\n"); <text:line-break/>System.out.print("**********\n\n"); <text:line-break/>} <text:line-break/>} <text:line-break/><text:line-break/><text:line-break/><text:span text:style-name="T6">21.03.2016</text:span></text:p>
      <text:p text:style-name="P1">PRAKTIKUM NO.2</text:p>
      <text:p text:style-name="P2"/>
      <text:p text:style-name="P3"/>
      <text:p text:style-name="P3">public class Tag {</text:p>
      <text:p text:style-name="P3"/>
      <text:p text:style-name="P3">public static void main(String [] args){</text:p>
      <text:p text:style-name="P3"/>
      <text:p text:style-name="P3"/>
      <text:p text:style-name="P3"><text:s text:c="3"/>int ReferenzJahr = 1900;</text:p>
      <text:p text:style-name="P3"/>
      <text:p text:style-name="P3"><text:s text:c="3"/>int GesuchterTag = 20;</text:p>
      <text:p text:style-name="P3"><text:s text:c="3"/>int GesuchterMonat = 10;</text:p>
      <text:p text:style-name="P3"><text:s text:c="3"/>int GesuchtesJahr = 2004;</text:p>
      <text:p text:style-name="P3"><text:s text:c="3"/>int vergtage = 0; //Vergangene Tage</text:p>
      <text:p text:style-name="P3"><text:s text:c="3"/>boolean Schaltjahr = false;</text:p>
      <text:p text:style-name="P3"/>
      <text:p text:style-name="P3"><text:s text:c="2"/>while (ReferenzJahr &lt;= GesuchtesJahr){</text:p>
      <text:p text:style-name="P3"/>
      <text:p text:style-name="P3"/>
      <text:p text:style-name="P3"><text:s text:c="2"/>if(ReferenzJahr % 4 == 0) <text:s/>{</text:p>
      <text:p text:style-name="P3"><text:s text:c="2"/>Schaltjahr = true;</text:p>
      <text:p text:style-name="P3"><text:s text:c="2"/>}</text:p>
      <text:p text:style-name="P3"><text:s text:c="2"/>if (ReferenzJahr % 100 == 0) <text:s/>{</text:p>
      <text:p text:style-name="P3"><text:s text:c="2"/>Schaltjahr = false;</text:p>
      <text:p text:style-name="P3"><text:s text:c="2"/>}</text:p>
      <text:p text:style-name="P3"><text:s text:c="2"/>if(ReferenzJahr % 400 == 0) {</text:p>
      <text:p text:style-name="P3"><text:s text:c="2"/>Schaltjahr = true;</text:p>
      <text:p text:style-name="P3"><text:s text:c="2"/>}</text:p>
      <text:p text:style-name="P3"><text:s text:c="2"/>if (Schaltjahr == true) {</text:p>
      <text:p text:style-name="P3"><text:s text:c="3"/>vergtage = vergtage + 366;</text:p>
      <text:p text:style-name="P3"><text:s text:c="3"/>}</text:p>
      <text:p text:style-name="P3"><text:s text:c="2"/>else {</text:p>
      <text:p text:style-name="P3"><text:s text:c="2"/>vergtage = vergtage <text:s/>+ 365;</text:p>
      <text:p text:style-name="P3"><text:s text:c="2"/>}</text:p>
      <text:p text:style-name="P3"><text:s text:c="2"/>ReferenzJahr++;</text:p>
      <text:p text:style-name="P3"><text:s/>}</text:p>
      <text:p text:style-name="P3"/>
      <text:p text:style-name="P3"><text:s text:c="2"/>int Februar = 28;</text:p>
      <text:p text:style-name="P3"/>
      <text:p text:style-name="P3"><text:s/>if (Schaltjahr == true) {</text:p>
      <text:p text:style-name="P3"><text:s/>Februar = 29;</text:p>
      <text:p text:style-name="P3"><text:s/>vergtage = vergtage <text:s/>- 366;</text:p>
      <text:p text:style-name="P3"><text:s/>}</text:p>
      <text:p text:style-name="P3"><text:s/>else {</text:p>
      <text:p text:style-name="P3"><text:s/>vergtage = vergtage - 365;</text:p>
      <text:p text:style-name="P3"><text:soft-page-break/>}</text:p>
      <text:p text:style-name="P3"/>
      <text:p text:style-name="P3"/>
      <text:p text:style-name="P3"><text:s text:c="3"/>switch(GesuchterMonat){</text:p>
      <text:p text:style-name="P3"/>
      <text:p text:style-name="P3"><text:s text:c="3"/>case 1:</text:p>
      <text:p text:style-name="P3"><text:s text:c="3"/>vergtage = vergtage + 0;</text:p>
      <text:p text:style-name="P3"><text:s text:c="3"/>break;</text:p>
      <text:p text:style-name="P3"><text:s text:c="3"/>case 2:</text:p>
      <text:p text:style-name="P3"><text:s text:c="3"/>vergtage = vergtage + 31;</text:p>
      <text:p text:style-name="P3"><text:s text:c="3"/>case 3:</text:p>
      <text:p text:style-name="P3"><text:s text:c="3"/>vergtage = vergtage + 31 + Februar;</text:p>
      <text:p text:style-name="P3"><text:s text:c="3"/>break;</text:p>
      <text:p text:style-name="P3"><text:s text:c="3"/>case 4:</text:p>
      <text:p text:style-name="P3"><text:s text:c="3"/>vergtage = vergtage + 31 + Februar + 31;</text:p>
      <text:p text:style-name="P3"><text:s text:c="3"/>break;</text:p>
      <text:p text:style-name="P3"><text:s text:c="3"/>case 5:</text:p>
      <text:p text:style-name="P3"><text:s text:c="3"/>vergtage = vergtage + 31 + Februar + 31 + 30;</text:p>
      <text:p text:style-name="P3"><text:s text:c="3"/>break;</text:p>
      <text:p text:style-name="P3"><text:s text:c="3"/>case 6:</text:p>
      <text:p text:style-name="P3"><text:s text:c="3"/>vergtage = vergtage + 31 + Februar + 31 + 30 + 31;</text:p>
      <text:p text:style-name="P3"><text:s text:c="3"/>break;</text:p>
      <text:p text:style-name="P3"><text:s text:c="3"/>case 7:</text:p>
      <text:p text:style-name="P3"><text:s text:c="3"/>vergtage = vergtage + 31 + Februar + 31 + 30 + 31 + 30;</text:p>
      <text:p text:style-name="P3"><text:s text:c="3"/>break;</text:p>
      <text:p text:style-name="P3"><text:s text:c="3"/>case 8:</text:p>
      <text:p text:style-name="P3"><text:s text:c="3"/>vergtage = vergtage + 31 + Februar + 31 +30 + 31 + 30 + 31;</text:p>
      <text:p text:style-name="P3"><text:s text:c="3"/>break;</text:p>
      <text:p text:style-name="P3"><text:s text:c="3"/>case 9:</text:p>
      <text:p text:style-name="P3"><text:s text:c="3"/>vergtage = vergtage + 31 + Februar + 31 + 30 +31 +30 + 31 + 31;</text:p>
      <text:p text:style-name="P3"><text:s text:c="3"/>break;</text:p>
      <text:p text:style-name="P3"><text:s text:c="3"/>case 10:</text:p>
      <text:p text:style-name="P3"><text:s text:c="3"/>vergtage = vergtage <text:s/>+ 31 + Februar + 31 + 30 + 31 + 30 + 31 + 31 + 30;</text:p>
      <text:p text:style-name="P3"><text:s text:c="3"/>break;</text:p>
      <text:p text:style-name="P3"><text:s text:c="3"/>case 11:</text:p>
      <text:p text:style-name="P3"><text:s text:c="3"/>vergtage = vergtage <text:s/>+ 31 + Februar + 31 + 30 + 31 + 30 + 31 + 31 + 30 + 31;</text:p>
      <text:p text:style-name="P3"><text:s text:c="3"/>break;</text:p>
      <text:p text:style-name="P3"><text:s text:c="3"/>case 12:</text:p>
      <text:p text:style-name="P3"><text:s text:c="3"/>vergtage = vergtage <text:s/>+ 31 + Februar + 31 + 30 + 31 + 30 + 31 + 31 + 30 + 31 + 30;</text:p>
      <text:p text:style-name="P3"><text:s text:c="3"/>break;</text:p>
      <text:p text:style-name="P3"><text:s text:c="3"/>default:</text:p>
      <text:p text:style-name="P3"><text:s text:c="4"/>System.out.println("Fehler bei der Berechnung. Monatseingabe falsch eingegeben.");</text:p>
      <text:p text:style-name="P3"><text:s text:c="3"/>break;</text:p>
      <text:p text:style-name="P3"><text:s text:c="3"/>}</text:p>
      <text:p text:style-name="P3"/>
      <text:p text:style-name="P3"/>
      <text:p text:style-name="P3"><text:s text:c="2"/>int Wochentag = (vergtage + GesuchterTag) % 7;</text:p>
      <text:p text:style-name="P3"><text:s text:c="2"/>switch (Wochentag) {</text:p>
      <text:p text:style-name="P3"><text:s text:c="2"/>case 0:</text:p>
      <text:p text:style-name="P3"><text:s text:c="2"/>System.out.println("Sonntag");</text:p>
      <text:p text:style-name="P3"><text:s text:c="2"/>break;</text:p>
      <text:p text:style-name="P3"><text:soft-page-break/><text:s text:c="2"/>case 1:</text:p>
      <text:p text:style-name="P3"><text:s text:c="2"/>System.out.println("Montag");</text:p>
      <text:p text:style-name="P3"><text:s text:c="2"/>break;</text:p>
      <text:p text:style-name="P3"><text:s text:c="2"/>case 2:</text:p>
      <text:p text:style-name="P3"><text:s text:c="2"/>System.out.println("Dienstag");</text:p>
      <text:p text:style-name="P3"><text:s text:c="2"/>break;</text:p>
      <text:p text:style-name="P3"><text:s text:c="2"/>case 3:</text:p>
      <text:p text:style-name="P3"><text:s text:c="2"/>System.out.println("Mittwoch");</text:p>
      <text:p text:style-name="P3"><text:s text:c="2"/>break;</text:p>
      <text:p text:style-name="P3"><text:s text:c="2"/>case 4:</text:p>
      <text:p text:style-name="P3"><text:s text:c="2"/>System.out.println("Donnerstag");</text:p>
      <text:p text:style-name="P3"><text:s text:c="2"/>break;</text:p>
      <text:p text:style-name="P3"><text:s text:c="2"/>case 5:</text:p>
      <text:p text:style-name="P3"><text:s text:c="2"/>System.out.println("Freitag");</text:p>
      <text:p text:style-name="P3"><text:s text:c="2"/>break;</text:p>
      <text:p text:style-name="P3"><text:s text:c="2"/>case 6:</text:p>
      <text:p text:style-name="P3"><text:s text:c="2"/>System.out.println("Samstag");</text:p>
      <text:p text:style-name="P3"><text:s text:c="2"/>break;</text:p>
      <text:p text:style-name="P3"><text:s text:c="2"/>}</text:p>
      <text:p text:style-name="P4"/>
      <text:p text:style-name="P4">s73889@ilux150:~/PII/ANT/src&gt; nano Tag.java</text:p>
      <text:p text:style-name="P4">s73889@ilux150:~/PII/ANT/src&gt; javac Tag.java</text:p>
      <text:p text:style-name="P4">s73889@ilux150:~/PII/ANT/src&gt; ls</text:p>
      <text:p text:style-name="P4">kunst.c <text:s/>Kunst.class <text:s/>Kunst.java <text:s/>Schaltjahr <text:s/>Tag <text:s/>Tag.class <text:s/>Tag.java <text:s/>unix.c <text:s/>Unix.class <text:s/>Unix.java</text:p>
      <text:p text:style-name="P4">s73889@ilux150:~/PII/ANT/src&gt; java Tag</text:p>
      <text:p text:style-name="P4">Mon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4:25:17.729172394</meta:creation-date>
    <dc:date>2016-03-21T20:34:49.021000000</dc:date>
    <meta:editing-duration>PT11M38S</meta:editing-duration>
    <meta:editing-cycles>3</meta:editing-cycles>
    <meta:generator>LibreOffice/4.4.6.3$Windows_x86 LibreOffice_project/e8938fd3328e95dcf59dd64e7facd2c7d67c704d</meta:generator>
    <meta:document-statistic meta:table-count="0" meta:image-count="0" meta:object-count="0" meta:page-count="5" meta:paragraph-count="108" meta:word-count="702" meta:character-count="6334" meta:non-whitespace-character-count="4657"/>
  </office:meta>
</office:document-meta>
</file>